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Lagos State University</text:span><text:line-break/><text:span text:style-name="Strong_20_Emphasis">Department of Physics</text:span><text:line-break/><text:span text:style-name="Strong_20_Emphasis">100 Level – Second Semester</text:span><text:line-break/><text:span text:style-name="Strong_20_Emphasis">Credit Units: 3</text:span></text:p>
      <text:p text:style-name="Horizontal_20_Line"/>
      <text:h text:style-name="Heading_20_3" text:outline-level="3"><text:span text:style-name="Strong_20_Emphasis">Course Title:</text:span> PHY 102 – General Physics II</text:h>
      <text:p text:style-name="Horizontal_20_Line"/>
      <text:h text:style-name="Heading_20_3" text:outline-level="3"><text:span text:style-name="Strong_20_Emphasis">Course Description / Synopsis:</text:span></text:h>
      <text:p text:style-name="Text_20_body">This course is a continuation of General Physics I and is designed to further develop students' understanding of fundamental principles of physics. It covers topics such as electricity, magnetism, electromagnetic waves, optics, and modern physics. The course emphasizes theoretical concepts as well as practical applications to build a strong foundation in physics for science and engineering students.</text:p>
      <text:p text:style-name="Horizontal_20_Line"/>
      <text:h text:style-name="Heading_20_3" text:outline-level="3"><text:span text:style-name="Strong_20_Emphasis">Course Objectives:</text:span></text:h>
      <text:p text:style-name="Text_20_body">By the end of this course, students should be able to:</text:p>
      <text:list text:style-name="L1">
        <text:list-item>
          <text:p text:style-name="P1">Understand the basic principles of electricity and magnetism.</text:p>
        </text:list-item>
        <text:list-item>
          <text:p text:style-name="P1">Apply laws such as Ohm’s Law, Kirchhoff’s Laws, and Faraday’s Law to solve problems.</text:p>
        </text:list-item>
        <text:list-item>
          <text:p text:style-name="P1">Describe the properties and behavior of electromagnetic waves.</text:p>
        </text:list-item>
        <text:list-item>
          <text:p text:style-name="P1">Understand the principles of geometric and wave optics.</text:p>
        </text:list-item>
        <text:list-item>
          <text:p text:style-name="P1">Explore foundational concepts in modern physics including the photoelectric effect and atomic models.</text:p>
        </text:list-item>
      </text:list>
      <text:p text:style-name="Horizontal_20_Line"/>
      <text:h text:style-name="Heading_20_3" text:outline-level="3"><text:span text:style-name="Strong_20_Emphasis">Course Outline / Topics:</text:span></text:h>
      <text:list text:style-name="L2">
        <text:list-item>
          <text:p text:style-name="P2"><text:span text:style-name="Strong_20_Emphasis">Electricity</text:span></text:p>
          <text:list>
            <text:list-item>
              <text:p text:style-name="P2">Electric charge and Coulomb's law</text:p>
            </text:list-item>
            <text:list-item>
              <text:p text:style-name="P2">Electric field and potential</text:p>
            </text:list-item>
            <text:list-item>
              <text:p text:style-name="P2">Capacitance and dielectrics</text:p>
            </text:list-item>
          </text:list>
        </text:list-item>
        <text:list-item>
          <text:p text:style-name="P2"><text:span text:style-name="Strong_20_Emphasis">Current Electricity</text:span></text:p>
          <text:list>
            <text:list-item>
              <text:p text:style-name="P2">Ohm’s Law and resistivity</text:p>
            </text:list-item>
            <text:list-item>
              <text:p text:style-name="P2">Kirchhoff’s Laws and circuit analysis</text:p>
            </text:list-item>
            <text:list-item>
              <text:p text:style-name="P2">Electrical energy and power</text:p>
            </text:list-item>
          </text:list>
        </text:list-item>
        <text:list-item>
          <text:p text:style-name="P2"><text:span text:style-name="Strong_20_Emphasis">Magnetism</text:span></text:p>
          <text:list>
            <text:list-item>
              <text:p text:style-name="P2"><text:soft-page-break/>Magnetic fields and forces</text:p>
            </text:list-item>
            <text:list-item>
              <text:p text:style-name="P2">Ampere’s Law and Faraday’s Law</text:p>
            </text:list-item>
            <text:list-item>
              <text:p text:style-name="P2">Lenz’s Law and electromagnetic induction</text:p>
            </text:list-item>
          </text:list>
        </text:list-item>
        <text:list-item>
          <text:p text:style-name="P2"><text:span text:style-name="Strong_20_Emphasis">Electromagnetic Waves</text:span></text:p>
          <text:list>
            <text:list-item>
              <text:p text:style-name="P2">Maxwell’s equations (qualitative)</text:p>
            </text:list-item>
            <text:list-item>
              <text:p text:style-name="P2">Propagation of EM waves in different media</text:p>
            </text:list-item>
          </text:list>
        </text:list-item>
        <text:list-item>
          <text:p text:style-name="P2"><text:span text:style-name="Strong_20_Emphasis">Optics</text:span></text:p>
          <text:list>
            <text:list-item>
              <text:p text:style-name="P2">Reflection and refraction</text:p>
            </text:list-item>
            <text:list-item>
              <text:p text:style-name="P2">Lenses and optical instruments</text:p>
            </text:list-item>
            <text:list-item>
              <text:p text:style-name="P2">Interference, diffraction, and polarization</text:p>
            </text:list-item>
          </text:list>
        </text:list-item>
        <text:list-item>
          <text:p text:style-name="P2"><text:span text:style-name="Strong_20_Emphasis">Modern Physics</text:span></text:p>
          <text:list>
            <text:list-item>
              <text:p text:style-name="P2">Photoelectric effect and wave-particle duality</text:p>
            </text:list-item>
            <text:list-item>
              <text:p text:style-name="P2">Atomic models and spectra</text:p>
            </text:list-item>
          </text:list>
        </text:list-item>
      </text:list>
      <text:p text:style-name="Horizontal_20_Line"/>
      <text:h text:style-name="Heading_20_3" text:outline-level="3"><text:span text:style-name="Strong_20_Emphasis">Teaching Methods:</text:span></text:h>
      <text:list text:style-name="L3">
        <text:list-item>
          <text:p text:style-name="P3">Lectures and interactive problem-solving sessions</text:p>
        </text:list-item>
        <text:list-item>
          <text:p text:style-name="P3">Laboratory experiments</text:p>
        </text:list-item>
        <text:list-item>
          <text:p text:style-name="P3">Tutorials and group discussions</text:p>
        </text:list-item>
      </text:list>
      <text:p text:style-name="Horizontal_20_Line"/>
      <text:h text:style-name="Heading_20_3" text:outline-level="3"><text:span text:style-name="Strong_20_Emphasis">Assessment Methods:</text:span></text:h>
      <text:list text:style-name="L4">
        <text:list-item>
          <text:p text:style-name="P4"><text:span text:style-name="Strong_20_Emphasis">Continuous Assessment (30%)</text:span></text:p>
          <text:list>
            <text:list-item>
              <text:p text:style-name="P4">Quizzes</text:p>
            </text:list-item>
            <text:list-item>
              <text:p text:style-name="P4">Assignments</text:p>
            </text:list-item>
            <text:list-item>
              <text:p text:style-name="P4">Laboratory reports</text:p>
            </text:list-item>
          </text:list>
        </text:list-item>
        <text:list-item>
          <text:p text:style-name="P4"><text:span text:style-name="Strong_20_Emphasis">Final Examination (70%)</text:span></text:p>
        </text:list-item>
      </text:list>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1T06:03:30.059750875</meta:creation-date>
    <dc:date>2025-05-11T06:04:26.058137291</dc:date>
    <meta:editing-duration>PT57S</meta:editing-duration>
    <meta:editing-cycles>1</meta:editing-cycles>
    <meta:document-statistic meta:table-count="0" meta:image-count="0" meta:object-count="0" meta:page-count="2" meta:paragraph-count="44" meta:word-count="287" meta:character-count="1883" meta:non-whitespace-character-count="1673"/>
    <meta:generator>LibreOffice/24.2.2.2$Linux_X86_64 LibreOffice_project/420$Build-2</meta:generator>
  </office:meta>
</office:document-meta>
</file>